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4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30">
      <style:table-cell-properties fo:border="thin solid #000000" style:vertical-align="automatic" fo:background-color="#00B0F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36">
      <style:table-cell-properties fo:border="thin solid #000000" style:vertical-align="automatic" fo:background-color="#00B0F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37">
      <style:table-cell-properties fo:border="thin solid #000000" style:vertical-align="automatic" fo:background-color="#00B0F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.92616666666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5">
            <text:p>Partnumber</text:p>
          </table:table-cell>
          <table:table-cell office:value-type="string" table:style-name="ce5">
            <text:p>Brand</text:p>
          </table:table-cell>
          <table:table-cell office:value-type="string" table:style-name="ce5">
            <text:p>Qty<text:s/></text:p>
          </table:table-cell>
          <table:table-cell office:value-type="string" table:style-name="ce6">
            <text:p>Cena PLN</text:p>
          </table:table-cell>
          <table:table-cell office:value-type="string" table:style-name="ce7">
            <text:p>Price € net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DA671</text:p>
          </table:table-cell>
          <table:table-cell office:value-type="string" table:style-name="ce2">
            <text:p>TRW</text:p>
          </table:table-cell>
          <table:table-cell office:value-type="float" office:value="10" table:style-name="ce2">
            <text:p>10</text:p>
          </table:table-cell>
          <table:table-cell office:value-type="currency" office:value="77.291500000000013" table:style-name="ce3">
            <text:p>77,29 zł</text:p>
          </table:table-cell>
          <table:table-cell office:value-type="currency" office:value="16.693628509719225" table:style-name="ce4">
            <text:p>16,69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HN164</text:p>
          </table:table-cell>
          <table:table-cell office:value-type="string" table:style-name="ce2">
            <text:p>TRW</text:p>
          </table:table-cell>
          <table:table-cell office:value-type="float" office:value="30" table:style-name="ce2">
            <text:p>30</text:p>
          </table:table-cell>
          <table:table-cell office:value-type="currency" office:value="232.39150000000004" table:style-name="ce3">
            <text:p>232,39 zł</text:p>
          </table:table-cell>
          <table:table-cell office:value-type="currency" office:value="50.192548596112317" table:style-name="ce4">
            <text:p>50,19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HN165</text:p>
          </table:table-cell>
          <table:table-cell office:value-type="string" table:style-name="ce2">
            <text:p>TRW</text:p>
          </table:table-cell>
          <table:table-cell office:value-type="float" office:value="7" table:style-name="ce2">
            <text:p>7</text:p>
          </table:table-cell>
          <table:table-cell office:value-type="currency" office:value="232.39150000000004" table:style-name="ce3">
            <text:p>232,39 zł</text:p>
          </table:table-cell>
          <table:table-cell office:value-type="currency" office:value="50.192548596112317" table:style-name="ce4">
            <text:p>50,19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HN180</text:p>
          </table:table-cell>
          <table:table-cell office:value-type="string" table:style-name="ce2">
            <text:p>TRW</text:p>
          </table:table-cell>
          <table:table-cell office:value-type="float" office:value="13" table:style-name="ce2">
            <text:p>13</text:p>
          </table:table-cell>
          <table:table-cell office:value-type="currency" office:value="222.05150000000003" table:style-name="ce3">
            <text:p>222,05 zł</text:p>
          </table:table-cell>
          <table:table-cell office:value-type="currency" office:value="47.959287257019447" table:style-name="ce4">
            <text:p>47,96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HN181</text:p>
          </table:table-cell>
          <table:table-cell office:value-type="string" table:style-name="ce2">
            <text:p>TRW</text:p>
          </table:table-cell>
          <table:table-cell office:value-type="float" office:value="5" table:style-name="ce2">
            <text:p>5</text:p>
          </table:table-cell>
          <table:table-cell office:value-type="currency" office:value="222.05150000000003" table:style-name="ce3">
            <text:p>222,05 zł</text:p>
          </table:table-cell>
          <table:table-cell office:value-type="currency" office:value="47.959287257019447" table:style-name="ce4">
            <text:p>47,96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HN182</text:p>
          </table:table-cell>
          <table:table-cell office:value-type="string" table:style-name="ce2">
            <text:p>TRW</text:p>
          </table:table-cell>
          <table:table-cell office:value-type="float" office:value="38" table:style-name="ce2">
            <text:p>38</text:p>
          </table:table-cell>
          <table:table-cell office:value-type="currency" office:value="227.22150000000005" table:style-name="ce3">
            <text:p>227,22 zł</text:p>
          </table:table-cell>
          <table:table-cell office:value-type="currency" office:value="49.075917926565886" table:style-name="ce4">
            <text:p>49,08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HN183</text:p>
          </table:table-cell>
          <table:table-cell office:value-type="string" table:style-name="ce2">
            <text:p>TRW</text:p>
          </table:table-cell>
          <table:table-cell office:value-type="float" office:value="16" table:style-name="ce2">
            <text:p>16</text:p>
          </table:table-cell>
          <table:table-cell office:value-type="currency" office:value="227.22150000000005" table:style-name="ce3">
            <text:p>227,22 zł</text:p>
          </table:table-cell>
          <table:table-cell office:value-type="currency" office:value="49.075917926565886" table:style-name="ce4">
            <text:p>49,08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HN202</text:p>
          </table:table-cell>
          <table:table-cell office:value-type="string" table:style-name="ce2">
            <text:p>TRW</text:p>
          </table:table-cell>
          <table:table-cell office:value-type="float" office:value="3" table:style-name="ce2">
            <text:p>3</text:p>
          </table:table-cell>
          <table:table-cell office:value-type="currency" office:value="232.39150000000004" table:style-name="ce3">
            <text:p>232,39 zł</text:p>
          </table:table-cell>
          <table:table-cell office:value-type="currency" office:value="50.192548596112317" table:style-name="ce4">
            <text:p>50,19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HN203</text:p>
          </table:table-cell>
          <table:table-cell office:value-type="string" table:style-name="ce2">
            <text:p>TRW</text:p>
          </table:table-cell>
          <table:table-cell office:value-type="float" office:value="13" table:style-name="ce2">
            <text:p>13</text:p>
          </table:table-cell>
          <table:table-cell office:value-type="currency" office:value="232.39150000000004" table:style-name="ce3">
            <text:p>232,39 zł</text:p>
          </table:table-cell>
          <table:table-cell office:value-type="currency" office:value="50.192548596112317" table:style-name="ce4">
            <text:p>50,19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HN275</text:p>
          </table:table-cell>
          <table:table-cell office:value-type="string" table:style-name="ce2">
            <text:p>TRW</text:p>
          </table:table-cell>
          <table:table-cell office:value-type="float" office:value="144" table:style-name="ce2">
            <text:p>144</text:p>
          </table:table-cell>
          <table:table-cell office:value-type="currency" office:value="165.1815" table:style-name="ce3">
            <text:p>165,18 zł</text:p>
          </table:table-cell>
          <table:table-cell office:value-type="currency" office:value="35.676349892008638" table:style-name="ce4">
            <text:p>35,68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HN276</text:p>
          </table:table-cell>
          <table:table-cell office:value-type="string" table:style-name="ce2">
            <text:p>TRW</text:p>
          </table:table-cell>
          <table:table-cell office:value-type="float" office:value="219" table:style-name="ce2">
            <text:p>219</text:p>
          </table:table-cell>
          <table:table-cell office:value-type="currency" office:value="165.1815" table:style-name="ce3">
            <text:p>165,18 zł</text:p>
          </table:table-cell>
          <table:table-cell office:value-type="currency" office:value="35.676349892008638" table:style-name="ce4">
            <text:p>35,68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HN311</text:p>
          </table:table-cell>
          <table:table-cell office:value-type="string" table:style-name="ce2">
            <text:p>TRW</text:p>
          </table:table-cell>
          <table:table-cell office:value-type="float" office:value="6" table:style-name="ce2">
            <text:p>6</text:p>
          </table:table-cell>
          <table:table-cell office:value-type="currency" office:value="242.73150000000004" table:style-name="ce3">
            <text:p>242,73 zł</text:p>
          </table:table-cell>
          <table:table-cell office:value-type="currency" office:value="52.425809935205194" table:style-name="ce4">
            <text:p>52,43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HN312</text:p>
          </table:table-cell>
          <table:table-cell office:value-type="string" table:style-name="ce2">
            <text:p>TRW</text:p>
          </table:table-cell>
          <table:table-cell office:value-type="float" office:value="19" table:style-name="ce2">
            <text:p>19</text:p>
          </table:table-cell>
          <table:table-cell office:value-type="currency" office:value="242.73150000000004" table:style-name="ce3">
            <text:p>242,73 zł</text:p>
          </table:table-cell>
          <table:table-cell office:value-type="currency" office:value="52.425809935205194" table:style-name="ce4">
            <text:p>52,43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HN313</text:p>
          </table:table-cell>
          <table:table-cell office:value-type="string" table:style-name="ce2">
            <text:p>TRW</text:p>
          </table:table-cell>
          <table:table-cell office:value-type="float" office:value="10" table:style-name="ce2">
            <text:p>10</text:p>
          </table:table-cell>
          <table:table-cell office:value-type="currency" office:value="222.05150000000003" table:style-name="ce3">
            <text:p>222,05 zł</text:p>
          </table:table-cell>
          <table:table-cell office:value-type="currency" office:value="47.959287257019447" table:style-name="ce4">
            <text:p>47,96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HN314</text:p>
          </table:table-cell>
          <table:table-cell office:value-type="string" table:style-name="ce2">
            <text:p>TRW</text:p>
          </table:table-cell>
          <table:table-cell office:value-type="float" office:value="11" table:style-name="ce2">
            <text:p>11</text:p>
          </table:table-cell>
          <table:table-cell office:value-type="currency" office:value="222.05150000000003" table:style-name="ce3">
            <text:p>222,05 zł</text:p>
          </table:table-cell>
          <table:table-cell office:value-type="currency" office:value="47.959287257019447" table:style-name="ce4">
            <text:p>47,96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HN315</text:p>
          </table:table-cell>
          <table:table-cell office:value-type="string" table:style-name="ce2">
            <text:p>TRW</text:p>
          </table:table-cell>
          <table:table-cell office:value-type="float" office:value="6" table:style-name="ce2">
            <text:p>6</text:p>
          </table:table-cell>
          <table:table-cell office:value-type="currency" office:value="196.20150000000004" table:style-name="ce3">
            <text:p>196,20 zł</text:p>
          </table:table-cell>
          <table:table-cell office:value-type="currency" office:value="42.376133909287269" table:style-name="ce4">
            <text:p>42,38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HN316</text:p>
          </table:table-cell>
          <table:table-cell office:value-type="string" table:style-name="ce2">
            <text:p>TRW</text:p>
          </table:table-cell>
          <table:table-cell office:value-type="float" office:value="7" table:style-name="ce2">
            <text:p>7</text:p>
          </table:table-cell>
          <table:table-cell office:value-type="currency" office:value="196.20150000000004" table:style-name="ce3">
            <text:p>196,20 zł</text:p>
          </table:table-cell>
          <table:table-cell office:value-type="currency" office:value="42.376133909287269" table:style-name="ce4">
            <text:p>42,38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HN317</text:p>
          </table:table-cell>
          <table:table-cell office:value-type="string" table:style-name="ce2">
            <text:p>TRW</text:p>
          </table:table-cell>
          <table:table-cell office:value-type="float" office:value="252" table:style-name="ce2">
            <text:p>252</text:p>
          </table:table-cell>
          <table:table-cell office:value-type="currency" office:value="216.88150000000005" table:style-name="ce3">
            <text:p>216,88 zł</text:p>
          </table:table-cell>
          <table:table-cell office:value-type="currency" office:value="46.842656587473016" table:style-name="ce4">
            <text:p>46,84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HN318</text:p>
          </table:table-cell>
          <table:table-cell office:value-type="string" table:style-name="ce2">
            <text:p>TRW</text:p>
          </table:table-cell>
          <table:table-cell office:value-type="float" office:value="398" table:style-name="ce2">
            <text:p>398</text:p>
          </table:table-cell>
          <table:table-cell office:value-type="currency" office:value="216.88150000000005" table:style-name="ce3">
            <text:p>216,88 zł</text:p>
          </table:table-cell>
          <table:table-cell office:value-type="currency" office:value="46.842656587473016" table:style-name="ce4">
            <text:p>46,84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HN329</text:p>
          </table:table-cell>
          <table:table-cell office:value-type="string" table:style-name="ce2">
            <text:p>TRW</text:p>
          </table:table-cell>
          <table:table-cell office:value-type="float" office:value="7" table:style-name="ce2">
            <text:p>7</text:p>
          </table:table-cell>
          <table:table-cell office:value-type="currency" office:value="180.69150000000002" table:style-name="ce3">
            <text:p>180,69 zł</text:p>
          </table:table-cell>
          <table:table-cell office:value-type="currency" office:value="39.026241900647953" table:style-name="ce4">
            <text:p>39,03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HN330</text:p>
          </table:table-cell>
          <table:table-cell office:value-type="string" table:style-name="ce2">
            <text:p>TRW</text:p>
          </table:table-cell>
          <table:table-cell office:value-type="float" office:value="23" table:style-name="ce2">
            <text:p>23</text:p>
          </table:table-cell>
          <table:table-cell office:value-type="currency" office:value="180.69150000000002" table:style-name="ce3">
            <text:p>180,69 zł</text:p>
          </table:table-cell>
          <table:table-cell office:value-type="currency" office:value="39.026241900647953" table:style-name="ce4">
            <text:p>39,03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HN353</text:p>
          </table:table-cell>
          <table:table-cell office:value-type="string" table:style-name="ce2">
            <text:p>TRW</text:p>
          </table:table-cell>
          <table:table-cell office:value-type="float" office:value="1" table:style-name="ce2">
            <text:p>1</text:p>
          </table:table-cell>
          <table:table-cell office:value-type="currency" office:value="206.54150000000004" table:style-name="ce3">
            <text:p>206,54 zł</text:p>
          </table:table-cell>
          <table:table-cell office:value-type="currency" office:value="44.609395248380139" table:style-name="ce4">
            <text:p>44,61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HN952</text:p>
          </table:table-cell>
          <table:table-cell office:value-type="string" table:style-name="ce2">
            <text:p>TRW</text:p>
          </table:table-cell>
          <table:table-cell office:value-type="float" office:value="1" table:style-name="ce2">
            <text:p>1</text:p>
          </table:table-cell>
          <table:table-cell office:value-type="currency" office:value="263.41150000000005" table:style-name="ce3">
            <text:p>263,41 zł</text:p>
          </table:table-cell>
          <table:table-cell office:value-type="currency" office:value="56.892332613390941" table:style-name="ce4">
            <text:p>56,89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HN995E</text:p>
          </table:table-cell>
          <table:table-cell office:value-type="string" table:style-name="ce2">
            <text:p>TRW</text:p>
          </table:table-cell>
          <table:table-cell office:value-type="float" office:value="3" table:style-name="ce2">
            <text:p>3</text:p>
          </table:table-cell>
          <table:table-cell office:value-type="currency" office:value="697.69150000000002" table:style-name="ce3">
            <text:p>697,69 zł</text:p>
          </table:table-cell>
          <table:table-cell office:value-type="currency" office:value="150.68930885529159" table:style-name="ce4">
            <text:p>150,69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HP202</text:p>
          </table:table-cell>
          <table:table-cell office:value-type="string" table:style-name="ce2">
            <text:p>TRW</text:p>
          </table:table-cell>
          <table:table-cell office:value-type="float" office:value="39" table:style-name="ce2">
            <text:p>39</text:p>
          </table:table-cell>
          <table:table-cell office:value-type="currency" office:value="149.67150000000001" table:style-name="ce3">
            <text:p>149,67 zł</text:p>
          </table:table-cell>
          <table:table-cell office:value-type="currency" office:value="32.326457883369336" table:style-name="ce4">
            <text:p>32,33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HP203</text:p>
          </table:table-cell>
          <table:table-cell office:value-type="string" table:style-name="ce2">
            <text:p>TRW</text:p>
          </table:table-cell>
          <table:table-cell office:value-type="float" office:value="19" table:style-name="ce2">
            <text:p>19</text:p>
          </table:table-cell>
          <table:table-cell office:value-type="currency" office:value="149.67150000000001" table:style-name="ce3">
            <text:p>149,67 zł</text:p>
          </table:table-cell>
          <table:table-cell office:value-type="currency" office:value="32.326457883369336" table:style-name="ce4">
            <text:p>32,33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HQ141</text:p>
          </table:table-cell>
          <table:table-cell office:value-type="string" table:style-name="ce2">
            <text:p>TRW</text:p>
          </table:table-cell>
          <table:table-cell office:value-type="float" office:value="3" table:style-name="ce2">
            <text:p>3</text:p>
          </table:table-cell>
          <table:table-cell office:value-type="currency" office:value="196.20150000000004" table:style-name="ce3">
            <text:p>196,20 zł</text:p>
          </table:table-cell>
          <table:table-cell office:value-type="currency" office:value="42.376133909287269" table:style-name="ce4">
            <text:p>42,38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HQ142</text:p>
          </table:table-cell>
          <table:table-cell office:value-type="string" table:style-name="ce2">
            <text:p>TRW</text:p>
          </table:table-cell>
          <table:table-cell office:value-type="float" office:value="4" table:style-name="ce2">
            <text:p>4</text:p>
          </table:table-cell>
          <table:table-cell office:value-type="currency" office:value="196.20150000000004" table:style-name="ce3">
            <text:p>196,20 zł</text:p>
          </table:table-cell>
          <table:table-cell office:value-type="currency" office:value="42.376133909287269" table:style-name="ce4">
            <text:p>42,38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HQ144</text:p>
          </table:table-cell>
          <table:table-cell office:value-type="string" table:style-name="ce2">
            <text:p>TRW</text:p>
          </table:table-cell>
          <table:table-cell office:value-type="float" office:value="4" table:style-name="ce2">
            <text:p>4</text:p>
          </table:table-cell>
          <table:table-cell office:value-type="currency" office:value="196.20150000000004" table:style-name="ce3">
            <text:p>196,20 zł</text:p>
          </table:table-cell>
          <table:table-cell office:value-type="currency" office:value="42.376133909287269" table:style-name="ce4">
            <text:p>42,38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HQ245</text:p>
          </table:table-cell>
          <table:table-cell office:value-type="string" table:style-name="ce2">
            <text:p>TRW</text:p>
          </table:table-cell>
          <table:table-cell office:value-type="float" office:value="2" table:style-name="ce2">
            <text:p>2</text:p>
          </table:table-cell>
          <table:table-cell office:value-type="currency" office:value="180.69150000000002" table:style-name="ce3">
            <text:p>180,69 zł</text:p>
          </table:table-cell>
          <table:table-cell office:value-type="currency" office:value="39.026241900647953" table:style-name="ce4">
            <text:p>39,03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HQ246</text:p>
          </table:table-cell>
          <table:table-cell office:value-type="string" table:style-name="ce2">
            <text:p>TRW</text:p>
          </table:table-cell>
          <table:table-cell office:value-type="float" office:value="48" table:style-name="ce2">
            <text:p>48</text:p>
          </table:table-cell>
          <table:table-cell office:value-type="currency" office:value="180.69150000000002" table:style-name="ce3">
            <text:p>180,69 zł</text:p>
          </table:table-cell>
          <table:table-cell office:value-type="currency" office:value="39.026241900647953" table:style-name="ce4">
            <text:p>39,03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HQ287</text:p>
          </table:table-cell>
          <table:table-cell office:value-type="string" table:style-name="ce2">
            <text:p>TRW</text:p>
          </table:table-cell>
          <table:table-cell office:value-type="float" office:value="2" table:style-name="ce2">
            <text:p>2</text:p>
          </table:table-cell>
          <table:table-cell office:value-type="currency" office:value="196.20150000000004" table:style-name="ce3">
            <text:p>196,20 zł</text:p>
          </table:table-cell>
          <table:table-cell office:value-type="currency" office:value="42.376133909287269" table:style-name="ce4">
            <text:p>42,38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HQ288</text:p>
          </table:table-cell>
          <table:table-cell office:value-type="string" table:style-name="ce2">
            <text:p>TRW</text:p>
          </table:table-cell>
          <table:table-cell office:value-type="float" office:value="2" table:style-name="ce2">
            <text:p>2</text:p>
          </table:table-cell>
          <table:table-cell office:value-type="currency" office:value="196.20150000000004" table:style-name="ce3">
            <text:p>196,20 zł</text:p>
          </table:table-cell>
          <table:table-cell office:value-type="currency" office:value="42.376133909287269" table:style-name="ce4">
            <text:p>42,38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HQ305</text:p>
          </table:table-cell>
          <table:table-cell office:value-type="string" table:style-name="ce2">
            <text:p>TRW</text:p>
          </table:table-cell>
          <table:table-cell office:value-type="float" office:value="3" table:style-name="ce2">
            <text:p>3</text:p>
          </table:table-cell>
          <table:table-cell office:value-type="currency" office:value="216.88150000000005" table:style-name="ce3">
            <text:p>216,88 zł</text:p>
          </table:table-cell>
          <table:table-cell office:value-type="currency" office:value="46.842656587473016" table:style-name="ce4">
            <text:p>46,84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HS1000</text:p>
          </table:table-cell>
          <table:table-cell office:value-type="string" table:style-name="ce2">
            <text:p>TRW</text:p>
          </table:table-cell>
          <table:table-cell office:value-type="float" office:value="2" table:style-name="ce2">
            <text:p>2</text:p>
          </table:table-cell>
          <table:table-cell office:value-type="currency" office:value="309.94150000000008" table:style-name="ce3">
            <text:p>309,94 zł</text:p>
          </table:table-cell>
          <table:table-cell office:value-type="currency" office:value="66.942008639308867" table:style-name="ce4">
            <text:p>66,94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HS1030</text:p>
          </table:table-cell>
          <table:table-cell office:value-type="string" table:style-name="ce2">
            <text:p>TRW</text:p>
          </table:table-cell>
          <table:table-cell office:value-type="string" table:style-name="ce2">
            <text:p>3</text:p>
          </table:table-cell>
          <table:table-cell office:value-type="currency" office:value="237.56150000000005" table:style-name="ce3">
            <text:p>237,56 zł</text:p>
          </table:table-cell>
          <table:table-cell office:value-type="currency" office:value="51.309179265658763" table:style-name="ce4">
            <text:p>51,31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HS1031</text:p>
          </table:table-cell>
          <table:table-cell office:value-type="string" table:style-name="ce2">
            <text:p>TRW</text:p>
          </table:table-cell>
          <table:table-cell office:value-type="string" table:style-name="ce2">
            <text:p>3</text:p>
          </table:table-cell>
          <table:table-cell office:value-type="currency" office:value="237.56150000000005" table:style-name="ce3">
            <text:p>237,56 zł</text:p>
          </table:table-cell>
          <table:table-cell office:value-type="currency" office:value="51.309179265658763" table:style-name="ce4">
            <text:p>51,31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HS1040</text:p>
          </table:table-cell>
          <table:table-cell office:value-type="string" table:style-name="ce2">
            <text:p>TRW</text:p>
          </table:table-cell>
          <table:table-cell office:value-type="float" office:value="1" table:style-name="ce2">
            <text:p>1</text:p>
          </table:table-cell>
          <table:table-cell office:value-type="currency" office:value="284.09150000000005" table:style-name="ce3">
            <text:p>284,09 zł</text:p>
          </table:table-cell>
          <table:table-cell office:value-type="currency" office:value="61.358855291576688" table:style-name="ce4">
            <text:p>61,36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HS1314E</text:p>
          </table:table-cell>
          <table:table-cell office:value-type="string" table:style-name="ce2">
            <text:p>TRW</text:p>
          </table:table-cell>
          <table:table-cell office:value-type="float" office:value="1" table:style-name="ce2">
            <text:p>1</text:p>
          </table:table-cell>
          <table:table-cell office:value-type="currency" office:value="299.60150000000004" table:style-name="ce3">
            <text:p>299,60 zł</text:p>
          </table:table-cell>
          <table:table-cell office:value-type="currency" office:value="64.70874730021599" table:style-name="ce4">
            <text:p>64,71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HS184</text:p>
          </table:table-cell>
          <table:table-cell office:value-type="string" table:style-name="ce2">
            <text:p>TRW</text:p>
          </table:table-cell>
          <table:table-cell office:value-type="float" office:value="5" table:style-name="ce2">
            <text:p>5</text:p>
          </table:table-cell>
          <table:table-cell office:value-type="currency" office:value="232.39150000000004" table:style-name="ce3">
            <text:p>232,39 zł</text:p>
          </table:table-cell>
          <table:table-cell office:value-type="currency" office:value="50.192548596112317" table:style-name="ce4">
            <text:p>50,19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HS185</text:p>
          </table:table-cell>
          <table:table-cell office:value-type="string" table:style-name="ce2">
            <text:p>TRW</text:p>
          </table:table-cell>
          <table:table-cell office:value-type="float" office:value="2" table:style-name="ce2">
            <text:p>2</text:p>
          </table:table-cell>
          <table:table-cell office:value-type="currency" office:value="232.39150000000004" table:style-name="ce3">
            <text:p>232,39 zł</text:p>
          </table:table-cell>
          <table:table-cell office:value-type="currency" office:value="50.192548596112317" table:style-name="ce4">
            <text:p>50,19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HS265</text:p>
          </table:table-cell>
          <table:table-cell office:value-type="string" table:style-name="ce2">
            <text:p>TRW</text:p>
          </table:table-cell>
          <table:table-cell office:value-type="float" office:value="1" table:style-name="ce2">
            <text:p>1</text:p>
          </table:table-cell>
          <table:table-cell office:value-type="currency" office:value="222.20660000000001" table:style-name="ce3">
            <text:p>222,21 zł</text:p>
          </table:table-cell>
          <table:table-cell office:value-type="currency" office:value="47.992786177105835" table:style-name="ce4">
            <text:p>47,99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HS325</text:p>
          </table:table-cell>
          <table:table-cell office:value-type="string" table:style-name="ce2">
            <text:p>TRW</text:p>
          </table:table-cell>
          <table:table-cell office:value-type="float" office:value="4" table:style-name="ce2">
            <text:p>4</text:p>
          </table:table-cell>
          <table:table-cell office:value-type="currency" office:value="211.71150000000006" table:style-name="ce3">
            <text:p>211,71 zł</text:p>
          </table:table-cell>
          <table:table-cell office:value-type="currency" office:value="45.726025917926577" table:style-name="ce4">
            <text:p>45,73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HS998</text:p>
          </table:table-cell>
          <table:table-cell office:value-type="string" table:style-name="ce2">
            <text:p>TRW</text:p>
          </table:table-cell>
          <table:table-cell office:value-type="float" office:value="1" table:style-name="ce2">
            <text:p>1</text:p>
          </table:table-cell>
          <table:table-cell office:value-type="currency" office:value="227.22150000000005" table:style-name="ce3">
            <text:p>227,22 zł</text:p>
          </table:table-cell>
          <table:table-cell office:value-type="currency" office:value="49.075917926565886" table:style-name="ce4">
            <text:p>49,08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HS999</text:p>
          </table:table-cell>
          <table:table-cell office:value-type="string" table:style-name="ce2">
            <text:p>TRW<text:s/></text:p>
          </table:table-cell>
          <table:table-cell office:value-type="float" office:value="2" table:style-name="ce2">
            <text:p>2</text:p>
          </table:table-cell>
          <table:table-cell office:value-type="currency" office:value="309.94150000000008" table:style-name="ce3">
            <text:p>309,94 zł</text:p>
          </table:table-cell>
          <table:table-cell office:value-type="currency" office:value="66.942008639308867" table:style-name="ce4">
            <text:p>66,94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HT264</text:p>
          </table:table-cell>
          <table:table-cell office:value-type="string" table:style-name="ce2">
            <text:p>TRW</text:p>
          </table:table-cell>
          <table:table-cell office:value-type="float" office:value="42" table:style-name="ce2">
            <text:p>42</text:p>
          </table:table-cell>
          <table:table-cell office:value-type="currency" office:value="222.05150000000003" table:style-name="ce3">
            <text:p>222,05 zł</text:p>
          </table:table-cell>
          <table:table-cell office:value-type="currency" office:value="47.959287257019447" table:style-name="ce4">
            <text:p>47,96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HT265</text:p>
          </table:table-cell>
          <table:table-cell office:value-type="string" table:style-name="ce2">
            <text:p>TRW</text:p>
          </table:table-cell>
          <table:table-cell office:value-type="float" office:value="7" table:style-name="ce2">
            <text:p>7</text:p>
          </table:table-cell>
          <table:table-cell office:value-type="currency" office:value="222.05150000000003" table:style-name="ce3">
            <text:p>222,05 zł</text:p>
          </table:table-cell>
          <table:table-cell office:value-type="currency" office:value="47.959287257019447" table:style-name="ce4">
            <text:p>47,96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HV264E</text:p>
          </table:table-cell>
          <table:table-cell office:value-type="string" table:style-name="ce2">
            <text:p>TRW</text:p>
          </table:table-cell>
          <table:table-cell office:value-type="float" office:value="1" table:style-name="ce2">
            <text:p>1</text:p>
          </table:table-cell>
          <table:table-cell office:value-type="currency" office:value="209.33330000000004" table:style-name="ce3">
            <text:p>209,33 zł</text:p>
          </table:table-cell>
          <table:table-cell office:value-type="currency" office:value="45.212375809935217" table:style-name="ce4">
            <text:p>45,21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HV903E</text:p>
          </table:table-cell>
          <table:table-cell office:value-type="string" table:style-name="ce2">
            <text:p>TRW</text:p>
          </table:table-cell>
          <table:table-cell office:value-type="float" office:value="5" table:style-name="ce2">
            <text:p>5</text:p>
          </table:table-cell>
          <table:table-cell office:value-type="currency" office:value="309.94150000000008" table:style-name="ce3">
            <text:p>309,94 zł</text:p>
          </table:table-cell>
          <table:table-cell office:value-type="currency" office:value="66.942008639308867" table:style-name="ce4">
            <text:p>66,94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HW231</text:p>
          </table:table-cell>
          <table:table-cell office:value-type="string" table:style-name="ce2">
            <text:p>TRW</text:p>
          </table:table-cell>
          <table:table-cell office:value-type="float" office:value="14" table:style-name="ce2">
            <text:p>14</text:p>
          </table:table-cell>
          <table:table-cell office:value-type="currency" office:value="206.54150000000004" table:style-name="ce3">
            <text:p>206,54 zł</text:p>
          </table:table-cell>
          <table:table-cell office:value-type="currency" office:value="44.609395248380139" table:style-name="ce4">
            <text:p>44,61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HW232</text:p>
          </table:table-cell>
          <table:table-cell office:value-type="string" table:style-name="ce2">
            <text:p>TRW</text:p>
          </table:table-cell>
          <table:table-cell office:value-type="float" office:value="19" table:style-name="ce2">
            <text:p>19</text:p>
          </table:table-cell>
          <table:table-cell office:value-type="currency" office:value="206.54150000000004" table:style-name="ce3">
            <text:p>206,54 zł</text:p>
          </table:table-cell>
          <table:table-cell office:value-type="currency" office:value="44.609395248380139" table:style-name="ce4">
            <text:p>44,61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HZ622</text:p>
          </table:table-cell>
          <table:table-cell office:value-type="string" table:style-name="ce2">
            <text:p>TRW</text:p>
          </table:table-cell>
          <table:table-cell office:value-type="float" office:value="2" table:style-name="ce2">
            <text:p>2</text:p>
          </table:table-cell>
          <table:table-cell office:value-type="currency" office:value="180.69150000000002" table:style-name="ce3">
            <text:p>180,69 zł</text:p>
          </table:table-cell>
          <table:table-cell office:value-type="currency" office:value="39.026241900647953" table:style-name="ce4">
            <text:p>39,03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F1609</text:p>
          </table:table-cell>
          <table:table-cell office:value-type="string" table:style-name="ce2">
            <text:p>TRW</text:p>
          </table:table-cell>
          <table:table-cell office:value-type="float" office:value="2" table:style-name="ce2">
            <text:p>2</text:p>
          </table:table-cell>
          <table:table-cell office:value-type="currency" office:value="77.291500000000013" table:style-name="ce3">
            <text:p>77,29 zł</text:p>
          </table:table-cell>
          <table:table-cell office:value-type="currency" office:value="16.693628509719225" table:style-name="ce4">
            <text:p>16,69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GDB1734</text:p>
          </table:table-cell>
          <table:table-cell office:value-type="string" table:style-name="ce2">
            <text:p>TRW</text:p>
          </table:table-cell>
          <table:table-cell office:value-type="float" office:value="2" table:style-name="ce2">
            <text:p>2</text:p>
          </table:table-cell>
          <table:table-cell office:value-type="currency" office:value="144.50150000000002" table:style-name="ce3">
            <text:p>144,50 zł</text:p>
          </table:table-cell>
          <table:table-cell office:value-type="currency" office:value="31.209827213822898" table:style-name="ce4">
            <text:p>31,21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GDB1875</text:p>
          </table:table-cell>
          <table:table-cell office:value-type="string" table:style-name="ce2">
            <text:p>TRW</text:p>
          </table:table-cell>
          <table:table-cell office:value-type="float" office:value="2" table:style-name="ce2">
            <text:p>2</text:p>
          </table:table-cell>
          <table:table-cell office:value-type="currency" office:value="139.33150000000001" table:style-name="ce3">
            <text:p>139,33 zł</text:p>
          </table:table-cell>
          <table:table-cell office:value-type="currency" office:value="30.093196544276459" table:style-name="ce4">
            <text:p>30,09 €</text:p>
          </table:table-cell>
          <table:table-cell table:number-columns-repeated="16379"/>
        </table:table-row>
        <table:table-row table:number-rows-repeated="104852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">
      <number:number number:decimal-places="2" number:min-decimal-places="2" number:min-integer-digits="1" number:grouping="true"/>
      <number:text> </number:text>
      <number:currency-symbol>zł</number:currency-symbol>
    </number:currency-style>
    <number:currency-style style:name="N37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€</number:currency-symbol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Marcin</meta:initial-creator>
    <dc:creator>Marcin</dc:creator>
    <meta:creation-date>2022-01-09T14:35:04Z</meta:creation-date>
    <dc:date>2022-01-09T14:37:43Z</dc:date>
    <meta:editing-duration>PT0S</meta:editing-duration>
  </office:meta>
</office:document-meta>
</file>